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50eac" officeooo:paragraph-rsid="00150eac"/>
    </style:style>
    <style:style style:name="P2" style:family="paragraph" style:parent-style-name="Preformatted_20_Text">
      <style:text-properties style:font-name="Courier New" officeooo:rsid="00150eac" officeooo:paragraph-rsid="00150eac"/>
    </style:style>
    <style:style style:name="P3" style:family="paragraph" style:parent-style-name="Standard">
      <style:text-properties style:font-name="Courier New" officeooo:rsid="00169cd9" officeooo:paragraph-rsid="00169cd9" style:font-name-asian="Courier New" style:font-name-complex="Courier New"/>
    </style:style>
    <style:style style:name="P4" style:family="paragraph" style:parent-style-name="Standard">
      <style:text-properties style:font-name="Courier New" officeooo:rsid="00175697" officeooo:paragraph-rsid="00175697" style:font-name-asian="Courier New" style:font-name-complex="Courier New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officeooo:rsid="00183ad1" officeooo:paragraph-rsid="00183ad1"/>
    </style:style>
    <style:style style:name="P7" style:family="paragraph" style:parent-style-name="Preformatted_20_Text">
      <style:text-properties style:font-name="Courier New" officeooo:rsid="00150eac" officeooo:paragraph-rsid="00169cd9" style:font-name-asian="Courier New" style:font-name-complex="Courier New"/>
    </style:style>
    <style:style style:name="P8" style:family="paragraph" style:parent-style-name="Preformatted_20_Text">
      <style:text-properties style:font-name="Courier New" officeooo:rsid="00169cd9" officeooo:paragraph-rsid="00169cd9" style:font-name-asian="Courier New" style:font-name-complex="Courier New"/>
    </style:style>
    <style:style style:name="P9" style:family="paragraph" style:parent-style-name="Preformatted_20_Text">
      <style:text-properties style:font-name="Courier New" officeooo:rsid="00150eac" officeooo:paragraph-rsid="00150eac"/>
    </style:style>
    <style:style style:name="P10" style:family="paragraph" style:parent-style-name="Preformatted_20_Text">
      <style:text-properties style:font-name="Courier New" officeooo:rsid="00169cd9" officeooo:paragraph-rsid="00169cd9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officeooo:rsid="00175697" style:font-size-asian="10pt"/>
    </style:style>
    <style:style style:name="T4" style:family="text">
      <style:text-properties fo:color="#000000" fo:font-size="10pt" style:font-size-asian="10pt"/>
    </style:style>
    <style:style style:name="T5" style:family="text">
      <style:text-properties fo:color="#000000" fo:font-size="10pt" officeooo:rsid="00175697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1">██</text:span>███████████████████████████████████████<text:span text:style-name="T1">█</text:span></text:p>
      <text:p text:style-name="P2"><text:span text:style-name="T1">█S</text:span> ██ <text:s text:c="35"/><text:span text:style-name="T1">█</text:span></text:p>
      <text:p text:style-name="P2"><text:span text:style-name="T1">█</text:span> <text:s text:c="39"/><text:span text:style-name="T1">█</text:span></text:p>
      <text:p text:style-name="P2"><text:span text:style-name="T1">█</text:span> <text:s text:c="39"/><text:span text:style-name="T1">█</text:span></text:p>
      <text:p text:style-name="P2"><text:span text:style-name="T1">█</text:span> <text:s/>██████████████████ <text:s text:c="19"/><text:span text:style-name="T1">█</text:span></text:p>
      <text:p text:style-name="P2"><text:span text:style-name="T1">█</text:span> <text:s text:c="13"/>██ <text:s text:c="21"/><text:span text:style-name="T1">███</text:span></text:p>
      <text:p text:style-name="P2"><text:span text:style-name="T1">█</text:span> <text:s/>██ <text:s text:c="31"/><text:span text:style-name="T1">██</text:span> <text:s/><text:span text:style-name="T1">█</text:span></text:p>
      <text:p text:style-name="P2"><text:span text:style-name="T1">█</text:span> <text:s text:c="33"/><text:span text:style-name="T1">██</text:span> <text:s text:c="3"/><text:span text:style-name="T1">█</text:span></text:p>
      <text:p text:style-name="P2"><text:span text:style-name="T1">█</text:span> <text:s text:c="29"/><text:span text:style-name="T1">████</text:span> <text:s text:c="5"/><text:span text:style-name="T1">█</text:span></text:p>
      <text:p text:style-name="P2"><text:span text:style-name="T1">█</text:span> <text:s text:c="29"/><text:span text:style-name="T1">██</text:span> <text:s text:c="7"/><text:span text:style-name="T1">█</text:span></text:p>
      <text:p text:style-name="P2"><text:span text:style-name="T1">█</text:span> <text:s text:c="27"/>██<text:span text:style-name="T1">██</text:span> <text:s text:c="7"/><text:span text:style-name="T1">█</text:span></text:p>
      <text:p text:style-name="P2"><text:span text:style-name="T1">█</text:span> <text:s text:c="29"/><text:span text:style-name="T1">██</text:span> <text:s text:c="7"/><text:span text:style-name="T1">█</text:span></text:p>
      <text:p text:style-name="P2"><text:span text:style-name="T1">█</text:span> <text:s/>██ <text:s text:c="25"/><text:span text:style-name="T1">██</text:span> <text:s text:c="7"/><text:span text:style-name="T1">█</text:span></text:p>
      <text:p text:style-name="P2"><text:span text:style-name="T1">█</text:span> <text:s text:c="29"/><text:span text:style-name="T1">██</text:span> <text:s text:c="7"/><text:span text:style-name="T1">█</text:span></text:p>
      <text:p text:style-name="P2"><text:span text:style-name="T1">█</text:span> <text:s text:c="29"/><text:span text:style-name="T1">██</text:span> <text:s text:c="7"/><text:span text:style-name="T1">█</text:span></text:p>
      <text:p text:style-name="P2"><text:span text:style-name="T1">█</text:span> <text:s text:c="39"/><text:span text:style-name="T1">█</text:span></text:p>
      <text:p text:style-name="P2"><text:span text:style-name="T1">█</text:span> <text:s text:c="39"/><text:span text:style-name="T1">█</text:span></text:p>
      <text:p text:style-name="P2"><text:span text:style-name="T1">█</text:span> <text:s text:c="39"/><text:span text:style-name="T1">█</text:span></text:p>
      <text:p text:style-name="P2"><text:span text:style-name="T1">█</text:span> <text:s text:c="39"/><text:span text:style-name="T1">█</text:span></text:p>
      <text:p text:style-name="P2"><text:span text:style-name="T1">█</text:span> <text:s text:c="39"/><text:span text:style-name="T1">█</text:span></text:p>
      <text:p text:style-name="P2"><text:span text:style-name="T1">█</text:span> <text:s text:c="13"/>██ <text:s text:c="22"/>G<text:span text:style-name="T1">█</text:span></text:p>
      <text:p text:style-name="P2"><text:span text:style-name="T1">█</text:span>█<text:span text:style-name="T1">█</text:span>█████████████████████████████████████<text:span text:style-name="T1">██</text:span></text:p>
      <text:p text:style-name="P2"/>
      <text:p text:style-name="P2"><text:span text:style-name="T1"/></text:p>
      <text:p text:style-name="P10">PPP41 DesignResults/Openness</text:p>
      <text:p text:style-name="P10"/>
      <text:p text:style-name="P10">██████████████████████████████████████████</text:p>
      <text:p text:style-name="P10">█S <text:s text:c="38"/>█</text:p>
      <text:p text:style-name="P10">███████████████████████████████ <text:s text:c="9"/>█</text:p>
      <text:p text:style-name="P10">█ <text:s text:c="39"/>█</text:p>
      <text:p text:style-name="P10">█ <text:s/>████████████████ <text:s text:c="19"/>███</text:p>
      <text:p text:style-name="P10">█ <text:s/>██████ <text:s text:c="29"/>███</text:p>
      <text:p text:style-name="P10">█ <text:s text:c="39"/>█</text:p>
      <text:p text:style-name="P10">█ <text:s text:c="39"/>█</text:p>
      <text:p text:style-name="P10">█ <text:s text:c="39"/>█</text:p>
      <text:p text:style-name="P10">█ <text:s text:c="39"/>█</text:p>
      <text:p text:style-name="P10">█ <text:s text:c="39"/>█</text:p>
      <text:p text:style-name="P10">█ <text:s text:c="35"/>██ <text:s/>█</text:p>
      <text:p text:style-name="P10">█ <text:s text:c="39"/>█</text:p>
      <text:p text:style-name="P10">█ <text:s text:c="39"/>█</text:p>
      <text:p text:style-name="P10">█ <text:s text:c="39"/>█</text:p>
      <text:p text:style-name="P10">█ <text:s text:c="39"/>█</text:p>
      <text:p text:style-name="P10">█ <text:s text:c="13"/>██ <text:s text:c="23"/>█</text:p>
      <text:p text:style-name="P10">█ <text:s text:c="39"/>█</text:p>
      <text:p text:style-name="P10">█ <text:s text:c="9"/>██ <text:s text:c="27"/>█</text:p>
      <text:p text:style-name="P10">█ <text:s text:c="39"/>█</text:p>
      <text:p text:style-name="P10">█ <text:s text:c="38"/>G█</text:p>
      <text:p text:style-name="P10">██████████████████████████████████████████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PPP47 MagPenalty</text:p>
      <text:p text:style-name="P7"/>
      <text:p text:style-name="P8">██████████████████████████████████████████</text:p>
      <text:p text:style-name="P8">█S <text:s text:c="38"/>█</text:p>
      <text:p text:style-name="P8">█ <text:s text:c="39"/>█</text:p>
      <text:p text:style-name="P8">█ <text:s text:c="39"/>█</text:p>
      <text:p text:style-name="P8">█ <text:s text:c="39"/>█</text:p>
      <text:p text:style-name="P8">█ <text:s text:c="5"/>████████████████████████████ <text:s text:c="5"/>█</text:p>
      <text:p text:style-name="P8">█ <text:s text:c="17"/>██ <text:s text:c="19"/>█</text:p>
      <text:p text:style-name="P8">█ <text:s text:c="9"/>██ <text:s text:c="27"/>█</text:p>
      <text:p text:style-name="P8">█ <text:s text:c="11"/>██ <text:s text:c="25"/>█</text:p>
      <text:p text:style-name="P8">█ <text:s text:c="13"/>██ <text:s text:c="23"/>█</text:p>
      <text:p text:style-name="P8">█ <text:s text:c="15"/>██ <text:s text:c="21"/>█</text:p>
      <text:p text:style-name="P8">█ <text:s text:c="17"/>██ <text:s text:c="19"/>█</text:p>
      <text:p text:style-name="P8">█ <text:s text:c="11"/>██ <text:s text:c="5"/>██ <text:s text:c="17"/>█</text:p>
      <text:p text:style-name="P8">█ <text:s text:c="13"/>██ <text:s text:c="5"/>██ <text:s text:c="15"/>█</text:p>
      <text:p text:style-name="P8">█ <text:s text:c="9"/>██ <text:s text:c="3"/>██ <text:s text:c="5"/>██ <text:s text:c="9"/>██ <text:s/>█</text:p>
      <text:p text:style-name="P8">█ <text:s/>██ <text:s text:c="3"/>██ <text:s text:c="7"/>██ <text:s text:c="5"/>██ <text:s text:c="7"/>██ <text:s/>█</text:p>
      <text:p text:style-name="P8">█ <text:s/>██ <text:s/>██ <text:s text:c="11"/>██ <text:s text:c="5"/>██ <text:s text:c="5"/>██ <text:s/>█</text:p>
      <text:p text:style-name="P8">█ <text:s/>████ <text:s text:c="15"/>██ <text:s text:c="5"/>██ <text:s text:c="3"/>██ <text:s/>█</text:p>
      <text:p text:style-name="P8">█ <text:s/>██ <text:s text:c="19"/>██ <text:s text:c="9"/>██ <text:s/>█</text:p>
      <text:p text:style-name="P8">███ <text:s text:c="23"/>██ <text:s text:c="7"/>██ <text:s/>█</text:p>
      <text:p text:style-name="P8">█ <text:s text:c="35"/>██ G█</text:p>
      <text:p text:style-name="P8">██████████████████████████████████████████</text:p>
      <text:p text:style-name="P8"/>
      <text:p text:style-name="P8">PPP13 StartGoalWeight</text:p>
      <text:p text:style-name="P8"/>
      <text:p text:style-name="P8">██████████████████████████████████████████</text:p>
      <text:p text:style-name="P8">█S <text:s text:c="16"/>██ <text:s text:c="19"/>█</text:p>
      <text:p text:style-name="P8">█ <text:s text:c="19"/>██ <text:s text:c="17"/>█</text:p>
      <text:p text:style-name="P8">█ <text:s text:c="21"/>██ <text:s text:c="15"/>█</text:p>
      <text:p text:style-name="P8">█ <text:s text:c="3"/>██ <text:s text:c="17"/>██ <text:s text:c="13"/>█</text:p>
      <text:p text:style-name="P8">███ <text:s/>██ <text:s text:c="19"/>██ <text:s text:c="11"/>█</text:p>
      <text:p text:style-name="P8">█ <text:s/>████ <text:s text:c="21"/>██ <text:s text:c="9"/>█</text:p>
      <text:p text:style-name="P8">█ <text:s text:c="3"/>██ <text:s text:c="33"/>█</text:p>
      <text:p text:style-name="P8">█ <text:s text:c="3"/>████ <text:s text:c="13"/>██ <text:s text:c="15"/>█</text:p>
      <text:p text:style-name="P8">█ <text:s text:c="3"/>██ <text:s/>██ <text:s text:c="9"/>██ <text:s text:c="17"/>█</text:p>
      <text:p text:style-name="P8">█ <text:s text:c="3"/>██ <text:s text:c="3"/>██ <text:s text:c="5"/>██ <text:s text:c="19"/>█</text:p>
      <text:p text:style-name="P8">█ <text:s text:c="3"/>██ <text:s text:c="5"/>██ <text:s/>██ <text:s text:c="21"/>█</text:p>
      <text:p text:style-name="P8">█ <text:s text:c="3"/>██ <text:s text:c="7"/>██ <text:s text:c="23"/>█</text:p>
      <text:p text:style-name="P8">█ <text:s text:c="3"/>██ <text:s text:c="9"/>██ <text:s text:c="21"/>█</text:p>
      <text:p text:style-name="P8">█ <text:s text:c="3"/>██ <text:s text:c="11"/>██ <text:s text:c="3"/>█████████████████</text:p>
      <text:p text:style-name="P8">█ <text:s text:c="3"/>██ <text:s text:c="33"/>█</text:p>
      <text:p text:style-name="P8">█ <text:s text:c="3"/>██ <text:s text:c="33"/>█</text:p>
      <text:p text:style-name="P8">█ <text:s text:c="3"/>██ <text:s text:c="33"/>█</text:p>
      <text:p text:style-name="P8">█ <text:s text:c="3"/>██ <text:s text:c="33"/>█</text:p>
      <text:p text:style-name="P8">█ <text:s text:c="3"/>██ <text:s text:c="5"/>█████████████████████████████</text:p>
      <text:p text:style-name="P8">█ <text:s text:c="38"/>G█</text:p>
      <text:p text:style-name="P8">██████████████████████████████████████████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<text:soft-page-break/>PPP59 goal vis</text:p>
      <text:p text:style-name="P3"/>
      <text:p text:style-name="P3"><text:span text:style-name="T4">██████████████████████████████████████████</text:span></text:p>
      <text:p text:style-name="P5"><text:span text:style-name="T4">█</text:span><text:span text:style-name="T5">S </text:span><text:span text:style-name="T4"><text:s text:c="34"/>vvvv█</text:span></text:p>
      <text:p text:style-name="P5"><text:span text:style-name="T4">█ <text:s text:c="35"/>vvvv█</text:span></text:p>
      <text:p text:style-name="P5"><text:span text:style-name="T4">█ <text:s text:c="35"/>vvvv█</text:span></text:p>
      <text:p text:style-name="P5"><text:span text:style-name="T4">█ <text:s text:c="35"/>vvvv█</text:span></text:p>
      <text:p text:style-name="P5"><text:span text:style-name="T4">███ <text:s text:c="19"/>██ <text:s text:c="11"/>vvvv█</text:span></text:p>
      <text:p text:style-name="P5"><text:span text:style-name="T4">█ <text:s text:c="23"/>██ <text:s text:c="9"/>vvvv█</text:span></text:p>
      <text:p text:style-name="P5"><text:span text:style-name="T4">█ <text:s text:c="13"/>██████ <text:s text:c="3"/>████ <text:s text:c="8"/>vvv█</text:span></text:p>
      <text:p text:style-name="P5"><text:span text:style-name="T4">█ <text:s text:c="27"/>██ <text:s text:c="6"/>vvv█</text:span></text:p>
      <text:p text:style-name="P5"><text:span text:style-name="T4">█ <text:s text:c="29"/>██ <text:s text:c="4"/>vvv█</text:span></text:p>
      <text:p text:style-name="P5"><text:span text:style-name="T4">█ <text:s text:c="31"/>██ <text:s text:c="2"/>vvv█</text:span></text:p>
      <text:p text:style-name="P5"><text:span text:style-name="T4">█ <text:s text:c="33"/>██ vvv█</text:span></text:p>
      <text:p text:style-name="P5"><text:span text:style-name="T4">█ <text:s text:c="34"/>v██vv█</text:span></text:p>
      <text:p text:style-name="P5"><text:span text:style-name="T4">█ <text:s text:c="35"/>vvvv█</text:span></text:p>
      <text:p text:style-name="P5"><text:span text:style-name="T4">█ <text:s text:c="3"/>████████████████████████████ <text:s text:c="3"/>vvvv█</text:span></text:p>
      <text:p text:style-name="P5"><text:span text:style-name="T4">█ <text:s text:c="36"/>vvv█</text:span></text:p>
      <text:p text:style-name="P5"><text:span text:style-name="T4">█ <text:s text:c="36"/>vvv█</text:span></text:p>
      <text:p text:style-name="P5"><text:span text:style-name="T4">█ <text:s text:c="35"/>██vv█</text:span></text:p>
      <text:p text:style-name="P5"><text:span text:style-name="T4">█ <text:s text:c="21"/>██ <text:s text:c="11"/>██vv█</text:span></text:p>
      <text:p text:style-name="P5"><text:span text:style-name="T4">█ <text:s text:c="19"/>██ <text:s text:c="13"/>██vv█</text:span></text:p>
      <text:p text:style-name="P5"><text:span text:style-name="T4">█ <text:s text:c="35"/>██v</text:span><text:span text:style-name="T5">G</text:span><text:span text:style-name="T4">█</text:span></text:p>
      <text:p text:style-name="P5"><text:span text:style-name="T4">██████████████████████████████████████████</text:span></text:p>
      <text:p text:style-name="P5"/>
      <text:p text:style-name="P6"><text:span text:style-name="T4">PPP11 visMag</text:span></text:p>
      <text:p text:style-name="P5"/>
      <text:p text:style-name="P6"><text:span text:style-name="T4">██████████████████████████████████████████</text:span></text:p>
      <text:p text:style-name="P6"><text:span text:style-name="T4">█S <text:s text:c="10"/>██ <text:s text:c="25"/>█</text:span></text:p>
      <text:p text:style-name="P6"><text:span text:style-name="T4">█ <text:s text:c="13"/>██ <text:s text:c="23"/>█</text:span></text:p>
      <text:p text:style-name="P6"><text:span text:style-name="T4">█ <text:s text:c="31"/>██ <text:s text:c="5"/>█</text:span></text:p>
      <text:p text:style-name="P6"><text:span text:style-name="T4">█ <text:s text:c="9"/>██ <text:s text:c="19"/>██ <text:s text:c="5"/>█</text:span></text:p>
      <text:p text:style-name="P6"><text:span text:style-name="T4">█ <text:s text:c="9"/>██ <text:s text:c="19"/>██ <text:s text:c="5"/>█</text:span></text:p>
      <text:p text:style-name="P6"><text:span text:style-name="T4">█████████ <text:s/>██ <text:s text:c="19"/>██ <text:s text:c="3"/>███</text:span></text:p>
      <text:p text:style-name="P6"><text:span text:style-name="T4">█ <text:s text:c="9"/>██ <text:s text:c="19"/>██ <text:s/>██ <text:s/>█</text:span></text:p>
      <text:p text:style-name="P6"><text:span text:style-name="T4">█ <text:s text:c="9"/>██ <text:s text:c="19"/>████ <text:s text:c="3"/>█</text:span></text:p>
      <text:p text:style-name="P6"><text:span text:style-name="T4">█ <text:s text:c="9"/>██ <text:s text:c="19"/>██ <text:s text:c="5"/>█</text:span></text:p>
      <text:p text:style-name="P6"><text:span text:style-name="T4">█ <text:s text:c="9"/>██ <text:s text:c="17"/>████ <text:s text:c="5"/>█</text:span></text:p>
      <text:p text:style-name="P6"><text:span text:style-name="T4">█ <text:s text:c="9"/>██ <text:s text:c="15"/>██ <text:s/>██ <text:s text:c="5"/>█</text:span></text:p>
      <text:p text:style-name="P6"><text:span text:style-name="T4">█ <text:s text:c="9"/>██ <text:s text:c="13"/>██ <text:s text:c="3"/>██ <text:s text:c="5"/>█</text:span></text:p>
      <text:p text:style-name="P6"><text:span text:style-name="T4">█ <text:s text:c="9"/>██ <text:s text:c="11"/>██ <text:s text:c="5"/>██ <text:s text:c="5"/>█</text:span></text:p>
      <text:p text:style-name="P6"><text:span text:style-name="T4">█ <text:s text:c="9"/>██ <text:s text:c="9"/>██ <text:s text:c="7"/>██ <text:s text:c="5"/>█</text:span></text:p>
      <text:p text:style-name="P6"><text:span text:style-name="T4">█ <text:s text:c="9"/>██ <text:s text:c="7"/>██ <text:s text:c="9"/>██ <text:s text:c="5"/>█</text:span></text:p>
      <text:p text:style-name="P6"><text:span text:style-name="T4">█ <text:s text:c="9"/>██ <text:s text:c="5"/>██ <text:s text:c="11"/>██ <text:s text:c="5"/>█</text:span></text:p>
      <text:p text:style-name="P6"><text:span text:style-name="T4">█ <text:s text:c="9"/>██ <text:s text:c="3"/>██ <text:s text:c="21"/>█</text:span></text:p>
      <text:p text:style-name="P6"><text:span text:style-name="T4">█ <text:s text:c="9"/>██ <text:s/>██ <text:s text:c="23"/>█</text:span></text:p>
      <text:p text:style-name="P6"><text:span text:style-name="T4">███ <text:s text:c="9"/>██ <text:s text:c="25"/>█</text:span></text:p>
      <text:p text:style-name="P6"><text:span text:style-name="T4">█ <text:s/>██ <text:s text:c="34"/>G█</text:span></text:p>
      <text:p text:style-name="P6"><text:span text:style-name="T4">██████████████████████████████████████████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5T13:14:44.535768336</dc:date>
    <dc:creator>SL Webb</dc:creator>
    <meta:generator>LibreOffice/4.2.8.2$Linux_X86_64 LibreOffice_project/420m0$Build-2</meta:generator>
    <meta:editing-duration>PT43M11S</meta:editing-duration>
    <meta:editing-cycles>2</meta:editing-cycles>
    <meta:document-statistic meta:table-count="0" meta:image-count="0" meta:object-count="0" meta:page-count="3" meta:paragraph-count="137" meta:word-count="403" meta:character-count="5719" meta:non-whitespace-character-count="1398"/>
  </office:meta>
</office:document-meta>
</file>